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1" svg:font-family="OpenSymbol"/>
    <style:font-face style:name="OpenSymbol" svg:font-family="OpenSymbol, 'Arial Unicode MS'"/>
    <style:font-face style:name="Tahoma" svg:font-family="Tahoma"/>
    <style:font-face style:name="Times New Roman" svg:font-family="'Times New Roman'" style:font-family-generic="roman"/>
    <style:font-face style:name="Arial" svg:font-family="Arial" style:font-family-generic="swiss"/>
    <style:font-face style:name="Tahoma2" svg:font-family="Tahoma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swiss" style:font-pitch="fixed"/>
    <style:font-face style:name="MS Mincho1" svg:font-family="'MS Mincho'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language="fr" fo:country="FR"/>
    </style:style>
    <style:style style:name="P3" style:family="paragraph" style:parent-style-name="Standard">
      <style:paragraph-properties style:writing-mode="lr-tb">
        <style:tab-stops>
          <style:tab-stop style:position="16.087cm"/>
        </style:tab-stops>
      </style:paragraph-properties>
      <style:text-properties fo:language="fr" fo:country="FR" style:language-asian="zxx" style:country-asian="none"/>
    </style:style>
    <style:style style:name="P4" style:family="paragraph" style:parent-style-name="Standard">
      <style:paragraph-properties style:writing-mode="lr-tb"/>
      <style:text-properties fo:language="fr" fo:country="FR" fo:font-weight="bold" style:font-weight-complex="bold"/>
    </style:style>
    <style:style style:name="P5" style:family="paragraph" style:parent-style-name="Standard">
      <style:paragraph-properties style:writing-mode="lr-tb"/>
      <style:text-properties fo:language="fr" fo:country="FR" fo:font-style="italic"/>
    </style:style>
    <style:style style:name="P6" style:family="paragraph" style:parent-style-name="Standard">
      <style:paragraph-properties style:writing-mode="lr-tb"/>
      <style:text-properties fo:language="fr" fo:country="FR" fo:font-style="italic" style:font-style-complex="italic"/>
    </style:style>
    <style:style style:name="P7" style:family="paragraph" style:parent-style-name="Standard">
      <style:paragraph-properties style:writing-mode="lr-tb">
        <style:tab-stops>
          <style:tab-stop style:position="1.291cm"/>
        </style:tab-stops>
      </style:paragraph-properties>
      <style:text-properties fo:language="fr" fo:country="FR" fo:font-style="italic" style:font-style-complex="italic"/>
    </style:style>
    <style:style style:name="P8" style:family="paragraph" style:parent-style-name="Standard">
      <style:paragraph-properties style:writing-mode="lr-tb"/>
      <style:text-properties fo:language="fr" fo:country="FR" fo:font-style="italic" style:text-underline-style="solid" style:text-underline-width="auto" style:text-underline-color="font-color" style:font-style-complex="italic"/>
    </style:style>
    <style:style style:name="P9" style:family="paragraph" style:parent-style-name="Standard">
      <style:paragraph-properties style:writing-mode="lr-tb"/>
      <style:text-properties fo:language="fr" fo:country="FR" style:text-underline-style="solid" style:text-underline-width="auto" style:text-underline-color="font-color"/>
    </style:style>
    <style:style style:name="P10" style:family="paragraph" style:parent-style-name="Standard">
      <style:paragraph-properties style:writing-mode="lr-tb">
        <style:tab-stops>
          <style:tab-stop style:position="2.858cm"/>
        </style:tab-stops>
      </style:paragraph-properties>
      <style:text-properties fo:language="fr" fo:country="FR"/>
    </style:style>
    <style:style style:name="P11" style:family="paragraph" style:parent-style-name="Standard">
      <style:paragraph-properties style:writing-mode="lr-tb"/>
      <style:text-properties fo:font-size="11pt" fo:language="fr" fo:country="FR" style:font-size-complex="11pt"/>
    </style:style>
    <style:style style:name="P12" style:family="paragraph" style:parent-style-name="Standard">
      <style:paragraph-properties style:writing-mode="lr-tb">
        <style:tab-stops>
          <style:tab-stop style:position="16.087cm"/>
        </style:tab-stops>
      </style:paragraph-properties>
      <style:text-properties fo:font-size="11pt" fo:language="fr" fo:country="FR" style:font-size-complex="11pt"/>
    </style:style>
    <style:style style:name="P13" style:family="paragraph" style:parent-style-name="Standard">
      <style:paragraph-properties style:writing-mode="lr-tb"/>
      <style:text-properties fo:font-size="14pt" fo:language="fr" fo:country="FR" fo:font-weight="bold" style:font-size-complex="14pt" style:font-weight-complex="bold"/>
    </style:style>
    <style:style style:name="P14" style:family="paragraph" style:parent-style-name="Standard">
      <style:paragraph-properties style:writing-mode="lr-tb"/>
      <style:text-properties fo:font-size="10pt" fo:language="fr" fo:country="FR" style:font-size-complex="10pt"/>
    </style:style>
    <style:style style:name="P15" style:family="paragraph" style:parent-style-name="Standard">
      <style:paragraph-properties style:writing-mode="lr-tb">
        <style:tab-stops>
          <style:tab-stop style:position="15.452cm"/>
        </style:tab-stops>
      </style:paragraph-properties>
      <style:text-properties fo:color="#000000" fo:font-size="11pt" fo:language="fr" fo:country="FR" style:text-underline-style="solid" style:text-underline-width="auto" style:text-underline-color="font-color" fo:font-weight="bold" style:font-size-complex="11pt" style:font-weight-complex="bold"/>
    </style:style>
    <style:style style:name="P16" style:family="paragraph" style:parent-style-name="Standard">
      <style:paragraph-properties style:writing-mode="lr-tb">
        <style:tab-stops>
          <style:tab-stop style:position="2.858cm"/>
        </style:tab-stops>
      </style:paragraph-properties>
      <style:text-properties fo:color="#0000ff" fo:font-size="11pt" fo:language="fr" fo:country="FR" style:text-underline-style="solid" style:text-underline-width="auto" style:text-underline-color="font-color" fo:font-weight="bold" style:font-size-complex="11pt" style:font-weight-complex="bold"/>
    </style:style>
    <style:style style:name="P17" style:family="paragraph" style:parent-style-name="Standard">
      <style:paragraph-properties style:writing-mode="lr-tb">
        <style:tab-stops>
          <style:tab-stop style:position="15.452cm"/>
        </style:tab-stops>
      </style:paragraph-properties>
      <style:text-properties fo:color="#0000ff" fo:font-size="11pt" fo:language="fr" fo:country="FR" style:text-underline-style="solid" style:text-underline-width="auto" style:text-underline-color="font-color" fo:font-weight="bold" style:font-size-complex="11pt" style:font-weight-complex="bold"/>
    </style:style>
    <style:style style:name="P18" style:family="paragraph" style:parent-style-name="Standard">
      <style:paragraph-properties style:writing-mode="lr-tb">
        <style:tab-stops>
          <style:tab-stop style:position="2.858cm"/>
        </style:tab-stops>
      </style:paragraph-properties>
      <style:text-properties fo:font-size="18pt" fo:language="fr" fo:country="FR" style:font-size-complex="18pt"/>
    </style:style>
    <style:style style:name="P19" style:family="paragraph" style:parent-style-name="Standard">
      <style:paragraph-properties fo:margin-left="0cm" fo:margin-right="0cm" fo:text-indent="1.249cm" style:auto-text-indent="false" style:writing-mode="lr-tb"/>
      <style:text-properties fo:font-size="6pt" fo:language="fr" fo:country="FR" fo:font-weight="bold" style:font-size-complex="6pt" style:font-weight-complex="bold"/>
    </style:style>
    <style:style style:name="P20" style:family="paragraph" style:parent-style-name="Standard">
      <style:paragraph-properties fo:margin-left="0.021cm" fo:margin-right="0cm" fo:margin-top="0.106cm" fo:margin-bottom="0cm" fo:line-height="150%" fo:text-indent="0cm" style:auto-text-indent="false" style:writing-mode="lr-tb">
        <style:tab-stops>
          <style:tab-stop style:position="-2.223cm"/>
          <style:tab-stop style:position="-0.951cm"/>
          <style:tab-stop style:position="13.866cm"/>
        </style:tab-stops>
      </style:paragraph-properties>
      <style:text-properties fo:font-size="13pt" fo:language="fr" fo:country="FR" style:font-size-complex="13pt"/>
    </style:style>
    <style:style style:name="P21" style:family="paragraph" style:parent-style-name="Standard">
      <style:paragraph-properties fo:margin-top="0.106cm" fo:margin-bottom="0cm" style:writing-mode="lr-tb">
        <style:tab-stops>
          <style:tab-stop style:position="0.042cm"/>
          <style:tab-stop style:position="15.282cm"/>
          <style:tab-stop style:position="15.6cm"/>
        </style:tab-stops>
      </style:paragraph-properties>
      <style:text-properties fo:language="fr" fo:country="FR" fo:font-style="italic" style:font-style-complex="italic"/>
    </style:style>
    <style:style style:name="P22" style:family="paragraph" style:parent-style-name="Standard">
      <style:paragraph-properties fo:margin-top="0.106cm" fo:margin-bottom="0cm" style:writing-mode="lr-tb">
        <style:tab-stops>
          <style:tab-stop style:position="1.291cm"/>
          <style:tab-stop style:position="16.531cm"/>
          <style:tab-stop style:position="16.849cm"/>
        </style:tab-stops>
      </style:paragraph-properties>
      <style:text-properties fo:language="fr" fo:country="FR" fo:font-style="italic" style:font-style-complex="italic"/>
    </style:style>
    <style:style style:name="P23" style:family="paragraph" style:parent-style-name="Standard">
      <style:paragraph-properties fo:margin-top="0.106cm" fo:margin-bottom="0cm" style:writing-mode="lr-tb">
        <style:tab-stops>
          <style:tab-stop style:position="2.561cm"/>
          <style:tab-stop style:position="16.531cm"/>
          <style:tab-stop style:position="16.849cm"/>
        </style:tab-stops>
      </style:paragraph-properties>
      <style:text-properties fo:language="fr" fo:country="FR" fo:font-style="italic" style:font-style-complex="italic"/>
    </style:style>
    <style:style style:name="P24" style:family="paragraph" style:parent-style-name="Standard">
      <style:paragraph-properties fo:margin-top="0.106cm" fo:margin-bottom="0cm" style:writing-mode="lr-tb">
        <style:tab-stops>
          <style:tab-stop style:position="13.568cm"/>
          <style:tab-stop style:position="15.261cm"/>
          <style:tab-stop style:position="15.579cm"/>
        </style:tab-stops>
      </style:paragraph-properties>
      <style:text-properties fo:language="fr" fo:country="FR" fo:font-style="italic" style:font-style-complex="italic"/>
    </style:style>
    <style:style style:name="P25" style:family="paragraph" style:parent-style-name="Standard">
      <style:paragraph-properties fo:margin-top="0.106cm" fo:margin-bottom="0cm" style:writing-mode="lr-tb">
        <style:tab-stops>
          <style:tab-stop style:position="13.568cm"/>
        </style:tab-stops>
      </style:paragraph-properties>
      <style:text-properties fo:language="fr" fo:country="FR" fo:font-style="italic" style:font-style-complex="italic"/>
    </style:style>
    <style:style style:name="P26" style:family="paragraph" style:parent-style-name="Standard">
      <style:paragraph-properties fo:margin-top="0.106cm" fo:margin-bottom="0cm" style:writing-mode="lr-tb">
        <style:tab-stops>
          <style:tab-stop style:position="1.291cm"/>
        </style:tab-stops>
      </style:paragraph-properties>
      <style:text-properties fo:language="fr" fo:country="FR" fo:font-style="italic" style:font-style-complex="italic"/>
    </style:style>
    <style:style style:name="P27" style:family="paragraph" style:parent-style-name="Standard">
      <style:paragraph-properties fo:margin-top="0.106cm" fo:margin-bottom="0cm" style:writing-mode="lr-tb">
        <style:tab-stops>
          <style:tab-stop style:position="-1.222cm"/>
        </style:tab-stops>
      </style:paragraph-properties>
      <style:text-properties fo:language="fr" fo:country="FR" fo:font-style="italic" style:font-style-complex="italic"/>
    </style:style>
    <style:style style:name="P28" style:family="paragraph" style:parent-style-name="Standard">
      <style:paragraph-properties fo:margin-top="0.106cm" fo:margin-bottom="0cm" style:writing-mode="lr-tb">
        <style:tab-stops>
          <style:tab-stop style:position="14.838cm"/>
          <style:tab-stop style:position="16.531cm"/>
          <style:tab-stop style:position="16.849cm"/>
        </style:tab-stops>
      </style:paragraph-properties>
      <style:text-properties fo:language="fr" fo:country="FR" fo:font-weight="bold" style:font-weight-complex="bold"/>
    </style:style>
    <style:style style:name="P29" style:family="paragraph" style:parent-style-name="Standard">
      <style:paragraph-properties fo:margin-top="0.106cm" fo:margin-bottom="0cm" style:writing-mode="lr-tb">
        <style:tab-stops>
          <style:tab-stop style:position="14.838cm"/>
          <style:tab-stop style:position="16.849cm"/>
        </style:tab-stops>
      </style:paragraph-properties>
      <style:text-properties fo:language="fr" fo:country="FR" fo:font-weight="bold" style:font-weight-complex="bold"/>
    </style:style>
    <style:style style:name="P30" style:family="paragraph" style:parent-style-name="Standard">
      <style:paragraph-properties fo:margin-top="0.106cm" fo:margin-bottom="0cm" style:writing-mode="lr-tb">
        <style:tab-stops>
          <style:tab-stop style:position="14.838cm"/>
        </style:tab-stops>
      </style:paragraph-properties>
      <style:text-properties fo:language="fr" fo:country="FR" fo:font-weight="bold" style:font-weight-complex="bold"/>
    </style:style>
    <style:style style:name="P31" style:family="paragraph" style:parent-style-name="Standard">
      <style:paragraph-properties fo:margin-top="0.106cm" fo:margin-bottom="0cm" style:writing-mode="lr-tb">
        <style:tab-stops>
          <style:tab-stop style:position="1.291cm"/>
          <style:tab-stop style:position="16.531cm"/>
          <style:tab-stop style:position="16.849cm"/>
        </style:tab-stops>
      </style:paragraph-properties>
      <style:text-properties fo:language="fr" fo:country="FR"/>
    </style:style>
    <style:style style:name="P32" style:family="paragraph" style:parent-style-name="Standard">
      <style:paragraph-properties fo:margin-top="0.106cm" fo:margin-bottom="0cm" style:writing-mode="lr-tb">
        <style:tab-stops>
          <style:tab-stop style:position="14.838cm"/>
        </style:tab-stops>
      </style:paragraph-properties>
      <style:text-properties fo:language="fr" fo:country="FR"/>
    </style:style>
    <style:style style:name="P33" style:family="paragraph" style:parent-style-name="Standard">
      <style:paragraph-properties fo:margin-top="0.106cm" fo:margin-bottom="0cm" style:writing-mode="lr-tb">
        <style:tab-stops>
          <style:tab-stop style:position="14.838cm"/>
          <style:tab-stop style:position="16.849cm"/>
        </style:tab-stops>
      </style:paragraph-properties>
      <style:text-properties fo:color="#000000" fo:language="fr" fo:country="FR" fo:font-weight="bold" style:font-weight-complex="bold"/>
    </style:style>
    <style:style style:name="P34" style:family="paragraph" style:parent-style-name="Standard">
      <style:paragraph-properties fo:margin-top="0.106cm" fo:margin-bottom="0cm" style:writing-mode="lr-tb">
        <style:tab-stops>
          <style:tab-stop style:position="14.838cm"/>
          <style:tab-stop style:position="16.531cm"/>
          <style:tab-stop style:position="16.849cm"/>
        </style:tab-stops>
      </style:paragraph-properties>
      <style:text-properties fo:font-size="9pt" fo:language="fr" fo:country="FR" fo:font-weight="bold" style:font-size-complex="9pt" style:font-weight-complex="bold"/>
    </style:style>
    <style:style style:name="P35" style:family="paragraph" style:parent-style-name="Standard">
      <style:paragraph-properties fo:margin-top="0.106cm" fo:margin-bottom="0cm" style:writing-mode="lr-tb">
        <style:tab-stops>
          <style:tab-stop style:position="14.838cm"/>
          <style:tab-stop style:position="16.849cm"/>
        </style:tab-stops>
      </style:paragraph-properties>
      <style:text-properties fo:font-size="9pt" fo:language="fr" fo:country="FR" fo:font-weight="bold" style:font-size-complex="9pt" style:font-weight-complex="bold"/>
    </style:style>
    <style:style style:name="P36" style:family="paragraph" style:parent-style-name="Standard">
      <style:paragraph-properties fo:margin-top="0.106cm" fo:margin-bottom="0cm" style:writing-mode="lr-tb">
        <style:tab-stops>
          <style:tab-stop style:position="14.838cm"/>
        </style:tab-stops>
      </style:paragraph-properties>
      <style:text-properties fo:font-size="9pt" fo:language="fr" fo:country="FR" fo:font-weight="bold" style:font-size-complex="9pt" style:font-weight-complex="bold"/>
    </style:style>
    <style:style style:name="P37" style:family="paragraph" style:parent-style-name="Standard">
      <style:paragraph-properties fo:margin-top="0.106cm" fo:margin-bottom="0cm" style:writing-mode="lr-tb">
        <style:tab-stops>
          <style:tab-stop style:position="1.926cm"/>
          <style:tab-stop style:position="15.261cm"/>
          <style:tab-stop style:position="15.579cm"/>
        </style:tab-stops>
      </style:paragraph-properties>
      <style:text-properties fo:font-size="9pt" fo:language="fr" fo:country="FR" fo:font-style="italic" style:font-size-complex="9pt" style:font-style-complex="italic"/>
    </style:style>
    <style:style style:name="P38" style:family="paragraph" style:parent-style-name="Standard">
      <style:paragraph-properties fo:margin-left="0.635cm" fo:margin-right="0cm" fo:text-indent="0cm" style:auto-text-indent="false" style:writing-mode="lr-tb">
        <style:tab-stops>
          <style:tab-stop style:position="15.452cm"/>
        </style:tab-stops>
      </style:paragraph-properties>
      <style:text-properties fo:language="fr" fo:country="FR" fo:font-style="italic" style:font-style-complex="italic"/>
    </style:style>
    <style:style style:name="P39" style:family="paragraph" style:parent-style-name="Standard">
      <style:paragraph-properties fo:margin-left="0.635cm" fo:margin-right="0cm" fo:text-indent="0cm" style:auto-text-indent="false" style:writing-mode="lr-tb">
        <style:tab-stops>
          <style:tab-stop style:position="15.452cm"/>
        </style:tab-stops>
      </style:paragraph-properties>
      <style:text-properties fo:color="#0000ff" fo:font-size="16pt" fo:language="fr" fo:country="FR" style:text-underline-style="solid" style:text-underline-width="auto" style:text-underline-color="font-color" fo:font-weight="bold" style:font-size-complex="16pt" style:font-weight-complex="bold"/>
    </style:style>
    <style:style style:name="P40" style:family="paragraph" style:parent-style-name="Standard" style:master-page-name="Standard">
      <style:paragraph-properties style:page-number="auto" style:writing-mode="lr-tb">
        <style:tab-stops>
          <style:tab-stop style:position="16.087cm"/>
        </style:tab-stops>
      </style:paragraph-properties>
      <style:text-properties style:font-name="Times New Roman" fo:font-size="11pt" fo:language="fr" fo:country="FR" fo:font-style="normal" fo:font-weight="normal" style:font-size-complex="11pt"/>
    </style:style>
    <style:style style:name="P41" style:family="paragraph" style:parent-style-name="Standard">
      <style:paragraph-properties style:writing-mode="lr-tb">
        <style:tab-stops>
          <style:tab-stop style:position="16.087cm"/>
        </style:tab-stops>
      </style:paragraph-properties>
      <style:text-properties fo:font-size="11pt" fo:language="fr" fo:country="FR" style:language-asian="zxx" style:country-asian="none" style:font-size-complex="11pt"/>
    </style:style>
    <style:style style:name="P42" style:family="paragraph" style:parent-style-name="Standard">
      <style:paragraph-properties style:writing-mode="lr-tb">
        <style:tab-stops>
          <style:tab-stop style:position="16.087cm"/>
        </style:tab-stops>
      </style:paragraph-properties>
      <style:text-properties fo:font-size="11pt" fo:language="fr" fo:country="FR" style:font-size-complex="11pt"/>
    </style:style>
    <style:style style:name="P43" style:family="paragraph" style:parent-style-name="Standard">
      <style:paragraph-properties fo:margin-left="0.021cm" fo:margin-right="0cm" fo:margin-top="0.106cm" fo:margin-bottom="0cm" fo:line-height="150%" fo:text-indent="0cm" style:auto-text-indent="false" style:writing-mode="lr-tb">
        <style:tab-stops>
          <style:tab-stop style:position="-2.223cm"/>
          <style:tab-stop style:position="-0.951cm"/>
          <style:tab-stop style:position="13.866cm"/>
        </style:tab-stops>
      </style:paragraph-properties>
      <style:text-properties fo:font-size="13pt" fo:language="fr" fo:country="FR" fo:font-weight="bold" style:font-size-complex="13pt" style:font-weight-complex="bold"/>
    </style:style>
    <style:style style:name="P44" style:family="paragraph" style:parent-style-name="Standard">
      <style:paragraph-properties fo:margin-left="2.096cm" fo:margin-right="0cm" fo:margin-top="0.106cm" fo:margin-bottom="0cm" fo:line-height="150%" fo:text-indent="0cm" style:auto-text-indent="false" style:writing-mode="lr-tb">
        <style:tab-stops>
          <style:tab-stop style:position="-2.223cm"/>
          <style:tab-stop style:position="-0.951cm"/>
          <style:tab-stop style:position="13.866cm"/>
        </style:tab-stops>
      </style:paragraph-properties>
    </style:style>
    <style:style style:name="P45" style:family="paragraph" style:parent-style-name="Text_20_body" style:list-style-name="L1"/>
    <style:style style:name="P46" style:family="paragraph" style:parent-style-name="Text_20_body" style:list-style-name="L1">
      <style:paragraph-properties fo:text-align="justify" style:justify-single-word="false"/>
    </style:style>
    <style:style style:name="P47" style:family="paragraph" style:parent-style-name="Text_20_body" style:list-style-name="L1">
      <style:paragraph-properties fo:margin-top="0cm" fo:margin-bottom="0cm" fo:text-align="justify" style:justify-single-word="false" fo:padding="0cm" fo:border="none"/>
    </style:style>
    <style:style style:name="P48" style:family="paragraph" style:parent-style-name="Heading_20_2" style:list-style-name="L1">
      <style:paragraph-properties fo:text-align="justify" style:justify-single-word="false"/>
    </style:style>
    <style:style style:name="T1" style:family="text">
      <style:text-properties fo:font-size="11pt" style:font-size-complex="11pt"/>
    </style:style>
    <style:style style:name="T2" style:family="text">
      <style:text-properties fo:font-size="11pt" fo:font-weight="bold" style:font-size-complex="11pt" style:font-weight-complex="bold"/>
    </style:style>
    <style:style style:name="T3" style:family="text">
      <style:text-properties style:font-name="Arial" fo:font-size="10pt" style:font-name-complex="Arial" style:font-size-complex="10pt"/>
    </style:style>
    <style:style style:name="T4" style:family="text">
      <style:text-properties fo:color="#0000ff" style:text-underline-style="solid" style:text-underline-width="auto" style:text-underline-color="font-color"/>
    </style:style>
    <style:style style:name="T5" style:family="text">
      <style:text-properties fo:font-weight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complex="bold"/>
    </style:style>
    <style:style style:name="T7" style:family="text">
      <style:text-properties fo:font-size="10pt" style:font-size-complex="10pt"/>
    </style:style>
    <style:style style:name="T8" style:family="text">
      <style:text-properties fo:font-style="italic" style:font-style-complex="italic"/>
    </style:style>
    <style:style style:name="T9" style:family="text">
      <style:text-properties fo:language="fr" fo:country="FR" fo:font-style="italic"/>
    </style:style>
    <style:style style:name="T10" style:family="text">
      <style:text-properties fo:color="#000080" fo:font-size="10pt" style:text-underline-style="solid" style:text-underline-width="auto" style:text-underline-color="font-color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Madame Bennour Leila</text:p>
      <text:p text:style-name="P2"><text:span text:style-name="T1">Tel : </text:span><text:span text:style-name="T3">01 46 28 97 85 </text:span><text:span text:style-name="T1">/ </text:span>06 50 96 07 24</text:p>
      <text:p text:style-name="P2"><text:span text:style-name="T1">Email :</text:span> <text:span text:style-name="T4">leilabennour@hotmail.fr</text:span></text:p>
      <text:p text:style-name="P11"/>
      <text:p text:style-name="P2"><text:s/></text:p>
      <text:p text:style-name="P3"><text:span text:style-name="T2">Objet du devis </text:span><text:span text:style-name="T1">: Conception et développement de votre site Internet offrant deux services: un espace de rencontres, un espace éditorial (revue spécialisée) et un forum en lien avec les deux espaces précédents.</text:span></text:p>
      <text:p text:style-name="P41">Module d'inscription</text:p>
      <text:p text:style-name="P41">Module de payement en playpal : historique des abonnements pour chaque membre</text:p>
      <text:p text:style-name="P12">Édition Profils complets, avec listes, texte et nombres. </text:p>
      <text:p text:style-name="P12">Recherche de profils avec des critères divers. Ceci doit être évidemment suffisamment complet, au moins Âge, Taille, Poids, Cheveux et Yeux, Ville. </text:p>
      <text:p text:style-name="P12">Possibilité de trier les profils avec différents critères</text:p>
      <text:p text:style-name="P12">Affichage de profils dans une mosaïque, selon des critères ou non. </text:p>
      <text:p text:style-name="P12">Affichage des derniers profils: Profiles du mois, profiles de la semaine et du jour </text:p>
      <text:p text:style-name="P12">Mail automatique des profiles les plus proches</text:p>
      <text:p text:style-name="P12">Un outil de chat, en salon ou en 1 contre 1.</text:p>
      <text:p text:style-name="P12">Un outil de messagerie privée</text:p>
      <text:p text:style-name="P12">Un outil qui permet de "flasher" un profil</text:p>
      <text:p text:style-name="P12">Un composant de type Hot or Not par exemple</text:p>
      <text:p text:style-name="P12">Un forum</text:p>
      <text:p text:style-name="P12">Un composant de sondages</text:p>
      <text:p text:style-name="P12">Un magasine avec différentes catégories, articles...les articles sont indexés ..</text:p>
      <text:p text:style-name="P12">Une recherche avancée sur les articles </text:p>
      <text:p text:style-name="P12">"Liste de liens ", "FAQ", "About us", "Contact us", "Privacy", "Terms of use", "Services" </text:p>
      <text:p text:style-name="P12"/>
      <text:p text:style-name="P12"/>
      <text:p text:style-name="P12"/>
      <text:p text:style-name="P12"/>
      <text:p text:style-name="P12"/>
      <text:p text:style-name="P12"/>
      <text:p text:style-name="P44"/>
      <text:section text:style-name="Sect1" text:name="main">
        <text:section text:style-name="Sect1" text:name="holder">
          <text:section text:style-name="Sect1" text:name="div_wide">
            <text:list xml:id="list31349814" text:style-name="L1">
              <text:list-item>
                <text:list>
                  <text:list-item>
                    <text:p text:style-name="P47"/>
                  </text:list-item>
                </text:list>
              </text:list-item>
            </text:list>
          </text:section>
        </text:section>
      </text:section>
      <text:p text:style-name="P43"/>
      <text:p text:style-name="P20"><text:span text:style-name="T5">A) </text:span><text:span text:style-name="T6">La conception du site</text:span></text:p>
      <text:p text:style-name="P19"/>
      <text:p text:style-name="P2"/>
      <text:p text:style-name="P4">1 : </text:p>
      <text:p text:style-name="P21">Réalisation d'un book graphique (page d'accueil et des autres pages en concordance avec la première)</text:p>
      <text:p text:style-name="P2"/>
      <text:p text:style-name="P4">2 : Accueil :</text:p>
      <text:p text:style-name="P21">Un texte d’accueil en dynamique</text:p>
      <text:p text:style-name="P6">Un volet défilant avec les derniers membres </text:p>
      <text:p text:style-name="P6">Page liens/partenaires.</text:p>
      <text:p text:style-name="P5"><text:soft-page-break/>Un volet affichant les derniers articles de la revue</text:p>
      <text:p text:style-name="P5">Bouton-Lien <text:s/>sur :</text:p>
      <text:p text:style-name="P5"><text:tab/>- Qui sommes-nous <text:s text:c="2"/></text:p>
      <text:p text:style-name="P5"><text:tab/><text:tab/>Mentions légales <text:s text:c="2"/>(texte dynamique)</text:p>
      <text:p text:style-name="P5"><text:tab/><text:tab/>Comment ça marche <text:s text:c="2"/>(texte dynamique)</text:p>
      <text:p text:style-name="P5"><text:tab/><text:tab/>FAQ en dynamique :</text:p>
      <text:p text:style-name="P5"><text:tab/><text:tab/>Création illimitée de questions</text:p>
      <text:p text:style-name="P5"><text:tab/><text:tab/>Création illimitée de réponses</text:p>
      <text:p text:style-name="P5"><text:tab/><text:tab/>CGU: Conditions générales d’utilisation <text:s/>(texte dynamique)</text:p>
      <text:p text:style-name="P5"><text:tab/>- Devenir membre (inscription)</text:p>
      <text:p text:style-name="P5"><text:tab/>- login (identification)</text:p>
      <text:p text:style-name="P5"><text:tab/></text:p>
      <text:p text:style-name="P4">3 : Identification :<text:tab/></text:p>
      <text:p text:style-name="P6"><text:tab/>Insertion login</text:p>
      <text:p text:style-name="P6"><text:tab/>Insertion mot de passe</text:p>
      <text:p text:style-name="P5"><text:tab/><text:tab/>Fonction mot de passe perdu</text:p>
      <text:p text:style-name="P5"><text:tab/>Accès à mon espace membre</text:p>
      <text:p text:style-name="P4"/>
      <text:p text:style-name="P2"> <text:span text:style-name="T5">4: Inscription : </text:span></text:p>
      <text:p text:style-name="P6"><text:tab/>Texte de présentation en statique</text:p>
      <text:p text:style-name="P6"><text:tab/>Inscription <text:span text:style-name="T5">partielle (gratuite)</text:span></text:p>
      <text:p text:style-name="P5"><text:tab/>Formulaire en ligne :</text:p>
      <text:p text:style-name="P5"><text:tab/><text:tab/>Informations personnelles</text:p>
      <text:p text:style-name="P5"><text:tab/><text:tab/>Sélection des codes d’accès</text:p>
      <text:p text:style-name="P5"><text:tab/>Chargement d'avatars</text:p>
      <text:p text:style-name="P5"><text:tab/>Confirmation et validation des informations ci-dessus</text:p>
      <text:p text:style-name="P5"><text:tab/>Envoi d’un email de confirmation avec ses codes d’accès au client</text:p>
      <text:p text:style-name="P5"><text:tab/>Ajout du membre à <text:span text:style-name="T5">notre interface d’administration</text:span></text:p>
      <text:p text:style-name="P5"><text:tab/>Création et redirection sur l’espace membre</text:p>
      <text:p text:style-name="P5"><text:tab/>Paramétrage de mon profile : Environs 20 critères, Mes photos/ ma vidéo, Ma <text:tab/>phrase de bienvenue</text:p>
      <text:p text:style-name="P5"><text:tab/>Paramétrage de ma recherche : Les mêmes <text:s/>20 critères</text:p>
      <text:p text:style-name="P5"><text:tab/><text:tab/>Attente de validation de la part du site</text:p>
      <text:p text:style-name="P5"><text:tab/>Inscription <text:span text:style-name="T5">complète (payante)</text:span></text:p>
      <text:p text:style-name="P5"><text:tab/><text:tab/>Idem que pour celle partielle, plus :</text:p>
      <text:p text:style-name="P5"><text:tab/><text:tab/>Sélection et confirmation de la formule</text:p>
      <text:p text:style-name="P5"><text:tab/><text:tab/>Paiement en ligne sécurisé via Paypal</text:p>
      <text:p text:style-name="P5"><text:tab/><text:tab/></text:p>
      <text:p text:style-name="P2"/>
      <text:p text:style-name="P4">5 : Mon tableau de bord :</text:p>
      <text:p text:style-name="P6"><text:tab/>Mes profiles préférés</text:p>
      <text:p text:style-name="P6"><text:tab/>Liste des membres (Photo, Age,Ville, Pseudonyme, Sa phrase de bienvenue</text:p>
      <text:p text:style-name="P5"><text:tab/>Actions :</text:p>
      <text:p text:style-name="P5"><text:tab/><text:tab/>Afficher le profile complet</text:p>
      <text:p text:style-name="P5"><text:tab/><text:tab/>Envoyer un message au membre sélectionné</text:p>
      <text:p text:style-name="P5"><text:tab/><text:tab/>Inviter le membre sélectionné à un chat privé (s’il est en ligne)</text:p>
      <text:p text:style-name="P5"><text:soft-page-break/><text:tab/><text:tab/>Effacer de cette liste</text:p>
      <text:p text:style-name="P5"><text:tab/>Ma liste noire</text:p>
      <text:p text:style-name="P5"><text:tab/><text:tab/>Idem que pour « Mes profiles préférés »</text:p>
      <text:p text:style-name="P5"><text:tab/>Les membres avec qui j’ai déjà chatté</text:p>
      <text:p text:style-name="P5"><text:tab/><text:tab/>Idem que pour « Mes profiles préférés »</text:p>
      <text:p text:style-name="P5"><text:tab/>Mes interlocuteurs intéressants</text:p>
      <text:p text:style-name="P5"><text:tab/><text:tab/>Le titre du forum en automatique</text:p>
      <text:p text:style-name="P5"><text:tab/><text:tab/>Liste des articles lus </text:p>
      <text:p text:style-name="P5"><text:tab/><text:tab/>Liste des articles préférés</text:p>
      <text:p text:style-name="P5"><text:tab/><text:tab/>Liste des membres concernés</text:p>
      <text:p text:style-name="P5"><text:tab/><text:tab/>Idem que pour « Mes profiles préférés »</text:p>
      <text:p text:style-name="P5"><text:tab/><text:tab/><text:tab/><text:tab/><text:tab/></text:p>
      <text:p text:style-name="P2"/>
      <text:p text:style-name="P4">6 : Chercher un membre :</text:p>
      <text:p text:style-name="P6">Moteur de recherche interne </text:p>
      <text:p text:style-name="P6">Sélection de <text:s/>5 critères de recherche</text:p>
      <text:p text:style-name="P5"><text:tab/>Liste des membres correspondant à la recherche :</text:p>
      <text:p text:style-name="P5"><text:tab/>Un symbole indiquant si le membre :</text:p>
      <text:p text:style-name="P7"><text:tab/><text:tab/>A <text:s/>déjà chatter avec moi</text:p>
      <text:p text:style-name="P6"><text:tab/><text:tab/>Fait partie de mes membres préférés</text:p>
      <text:p text:style-name="P5"><text:tab/><text:tab/>Si je suis en discussion avec lui (forum)</text:p>
      <text:p text:style-name="P5"><text:tab/><text:tab/>S’il fait partie de ma black liste </text:p>
      <text:p text:style-name="P5"><text:tab/><text:tab/>Son profile rapide : Photo, Age,Ville,Pseudonyme,Sa phrase de bienvenue</text:p>
      <text:p text:style-name="P6"><text:tab/>Actions :</text:p>
      <text:p text:style-name="P6"><text:tab/><text:tab/>Afficher le profile complet</text:p>
      <text:p text:style-name="P5"><text:tab/><text:tab/>Envoyer un message au membre sélectionné</text:p>
      <text:p text:style-name="P5"><text:tab/><text:tab/>Inviter le membre sélectionné à un chat privé (s’il est en ligne)</text:p>
      <text:p text:style-name="P5"><text:tab/><text:tab/>Envoyer un Flash</text:p>
      <text:p text:style-name="P5"><text:tab/>Enregistrer ses recherches</text:p>
      <text:p text:style-name="P2"/>
      <text:p text:style-name="P4">7 : Membre en ligne :</text:p>
      <text:p text:style-name="P2"><text:span text:style-name="T8"><text:tab/>Liste des membres actuellement en ligne : Idem que pour « chercher un membre</text:span> »</text:p>
      <text:p text:style-name="P2"><text:tab/><text:tab/></text:p>
      <text:p text:style-name="P4">8 : Notre magazine en ligne :<text:tab/></text:p>
      <text:p text:style-name="P6">Présentation générale</text:p>
      <text:p text:style-name="P6">Rubrique 1</text:p>
      <text:p text:style-name="P5"><text:tab/>Présentation générale <text:s/>+ Titres des articles traités </text:p>
      <text:p text:style-name="P5"><text:tab/>Date, Titre, Brève description d’une ligne, Auteur, Nombre d’intervenant sur cet <text:tab/>article</text:p>
      <text:p text:style-name="P5"><text:tab/>Après sélection d’un titre</text:p>
      <text:p text:style-name="P5"><text:tab/><text:tab/>Lecture de l’article</text:p>
      <text:p text:style-name="P5"><text:tab/><text:tab/>Réponse au sondage relié à l’article </text:p>
      <text:p text:style-name="P5"><text:tab/><text:tab/>Réponse via un système de 5 étoiles</text:p>
      <text:p text:style-name="P5"><text:tab/><text:tab/>Intervenir sur l’article : Lien sur le forum consacré à cet article</text:p>
      <text:p text:style-name="P5">Rubrique 2 à <text:s/>4 </text:p>
      <text:p text:style-name="P5"><text:tab/>Idem que pour « Rubrique1 »</text:p>
      <text:p text:style-name="P4"><text:soft-page-break/></text:p>
      <text:p text:style-name="P4">9 : Forum :</text:p>
      <text:p text:style-name="P6"><text:tab/>Un forum de discutions en PHPBB (ou similaire)</text:p>
      <text:p text:style-name="P6"><text:tab/>Les chambres sont automatiquement créées par le rajout d’un article sur la revue <text:tab/>en ligne</text:p>
      <text:p text:style-name="P5"><text:tab/>Fonction de modération</text:p>
      <text:p text:style-name="P2"/>
      <text:p text:style-name="P4">10 : Module de chat en <text:s/>ligne</text:p>
      <text:p text:style-name="P6"><text:tab/>Un texte-chat en ligne 1 a 1</text:p>
      <text:p text:style-name="P6"><text:tab/>Intégration et adaptation d’un logiciel open source de chat-texte</text:p>
      <text:p text:style-name="P2"/>
      <text:p text:style-name="P4">12 : Espace membre client :</text:p>
      <text:p text:style-name="P8">Mon compte</text:p>
      <text:p text:style-name="P6"><text:tab/>Accès et modification de mes données personnelles</text:p>
      <text:p text:style-name="P6"><text:tab/>Inscription/désinscription à la newsletter</text:p>
      <text:p text:style-name="P5"><text:tab/>Renouvellement </text:p>
      <text:p text:style-name="P8">Mes factures</text:p>
      <text:p text:style-name="P6"><text:tab/>Liste des factures en ordre chronologique</text:p>
      <text:p text:style-name="P6"><text:tab/>Imprimer et télécharger</text:p>
      <text:p text:style-name="P8">Mon profil</text:p>
      <text:p text:style-name="P6"><text:tab/>Modification des données personnelles</text:p>
      <text:p text:style-name="P6"><text:tab/>Paramétrage de mon profile (idem que pour « inscription »</text:p>
      <text:p text:style-name="P6"><text:tab/>Envoyer un commentaire au site :Lien sur la page contact</text:p>
      <text:p text:style-name="P4"/>
      <text:p text:style-name="P2"/>
      <text:p text:style-name="P33">9 : Paiement sécurisé en ligne : </text:p>
      <text:p text:style-name="P6">Confirmation des données personnelles </text:p>
      <text:p text:style-name="P6">choix de l'abonnement : </text:p>
      <text:p text:style-name="P5"><text:tab/>Abonnement 1 mois <text:line-break/><text:tab/>Abonnement 3 mois <text:line-break/><text:tab/>Abonnement 1 an </text:p>
      <text:p text:style-name="P5">Paiement sécurisé en ligne via <text:s/>paypal</text:p>
      <text:p text:style-name="P2"><text:span text:style-name="T8">En</text:span>voi automatique d’un Email personnalisé <text:s/>de confirmation au client</text:p>
      <text:p text:style-name="P6">Écriture automatique dans notre journal des commandes</text:p>
      <text:p text:style-name="P6">Mise à jour de l’espace membre du client</text:p>
      <text:p text:style-name="P2"/>
      <text:p text:style-name="P28">10 : Module de facturation automatique :</text:p>
      <text:p text:style-name="P31"><text:span text:style-name="T5"><text:tab/></text:span><text:span text:style-name="T8">Basé sur un modèle de notre propre facture (Utilisant notre logo)</text:span></text:p>
      <text:p text:style-name="P22"><text:tab/>Respectant une numérotation séquentielle</text:p>
      <text:p text:style-name="P6"/>
      <text:p text:style-name="P28">15 : Gestion des commandes : (dans notre interface administrative)</text:p>
      <text:p text:style-name="P22"><text:tab/>Statistiques par date</text:p>
      <text:p text:style-name="P23"><text:s text:c="12"/>Statistiques Par client </text:p>
      <text:p text:style-name="P2"><text:s text:c="12"/><text:span text:style-name="T8">Statistiques <text:s/>par Formule</text:span></text:p>
      <text:p text:style-name="P34"/>
      <text:p text:style-name="P28"><text:soft-page-break/>16 Gestion des membres (dans notre interface administrative)</text:p>
      <text:p text:style-name="P6"><text:s/><text:tab/>Membre avec ou sans abonnement.<text:line-break/><text:tab/>Membre en attente de validation de votre part.<text:line-break/><text:tab/>Leurs abonnements : <text:tab/>Étendre, interrompre, annulé</text:p>
      <text:p text:style-name="P1"><text:s/><text:span text:style-name="T9"><text:tab/>Leur profile :<text:tab/>Validé, refuser, modifier</text:span></text:p>
      <text:p text:style-name="P2"/>
      <text:p text:style-name="P29">17 : Une page CGU conditions générales d’utilisation :</text:p>
      <text:p text:style-name="P6">1 page statique (texte + photos/vidéo + liens)</text:p>
      <text:p text:style-name="P35"/>
      <text:p text:style-name="P30">18 : Une newsletter (dans notre interface administrative) :</text:p>
      <text:p text:style-name="P24">Accès/ modification des données personnelles</text:p>
      <text:p text:style-name="P6">Gestion des contenus des newsletters à envoyer</text:p>
      <text:p text:style-name="P37"><text:tab/></text:p>
      <text:p text:style-name="P32"><text:span text:style-name="T5">19 : Contacts :</text:span>  </text:p>
      <text:p text:style-name="P25">Un formulaire de contact ou <text:s/>de rappel </text:p>
      <text:p text:style-name="P36"/>
      <text:p text:style-name="P30">20 : Une interface administrative conçue sur mesure et facile à utiliser (formation inclue) :</text:p>
      <text:p text:style-name="P26"><text:tab/>Mise à jour de nos parties dynamiques</text:p>
      <text:p text:style-name="P6"><text:tab/>Formation d’utilisation avant la livraison du site (ne nécessite aucune connaissance particulière)</text:p>
      <text:p text:style-name="P2"/>
      <text:p text:style-name="P4"/>
      <text:p text:style-name="P13">B) La réalisation</text:p>
      <text:p text:style-name="P2"/>
      <text:p text:style-name="P14">Le site doit être accessible aux mal voyants et non voyants : une ergonomie intuitive et un design (choix des polices, des couleurs, …) inspirés des sites suivants :</text:p>
      <text:p text:style-name="P14"><text:a xlink:type="simple" xlink:href="http://didier.barzin.free.fr/ch3.html">http://didier.barzin.free.fr/ch3.html</text:a></text:p>
      <text:p text:style-name="P14"><text:a xlink:type="simple" xlink:href="http://www.mieux-voir.fr/">http://www.mieux-voir.fr/</text:a></text:p>
      <text:p text:style-name="P1"><text:a xlink:type="simple" xlink:href="http://www.giaa.org/plan.html"><text:span text:style-name="T10">http://www.avh.asso.fr/</text:span></text:a></text:p>
      <text:p text:style-name="P1"><text:a xlink:type="simple" xlink:href="http://www.giaa.org/plan.html"><text:span text:style-name="T10">http://www.giaa.org/plan.html</text:span></text:a></text:p>
      <text:p text:style-name="P1"><text:a xlink:type="simple" xlink:href="http://www.faf.asso.fr/index.php"><text:span text:style-name="T10">http://www.faf.asso.fr/index.php</text:span></text:a></text:p>
      <text:p text:style-name="P9">Les gestionnaires de contenus </text:p>
      <text:p text:style-name="P2">Utilisation de CMS : Drupal </text:p>
      <text:p text:style-name="P2"/>
      <text:p text:style-name="P1"/>
      <text:p text:style-name="P1"/>
      <text:p text:style-name="P4"/>
      <text:p text:style-name="P15">Pour notre référencement : REF PRO 2000 :</text:p>
      <text:p text:style-name="P24">Application d’Url rewriting dans toutes les pages</text:p>
      <text:p text:style-name="P6">Interface dynamique de paramétrage des éléments suivants : (dans notre interface administrative)</text:p>
      <text:p text:style-name="P27">Les balises H1, H2</text:p>
      <text:p text:style-name="P6">Les métas « titre »</text:p>
      <text:p text:style-name="P5">Les Métas « mots clés »</text:p>
      <text:p text:style-name="P5">Les métas « Description »</text:p>
      <text:p text:style-name="P24"><text:soft-page-break/>Création d’un robot.txt</text:p>
      <text:p text:style-name="P6">Création d’un sitemap </text:p>
      <text:p text:style-name="P5">Mise en place de liens « one way » dirigeant sur notre site</text:p>
      <text:p text:style-name="P5">Échange de liens avec des sites ayant un « page rank » élevé</text:p>
      <text:p text:style-name="P17"/>
      <text:p text:style-name="P39"/>
      <text:p text:style-name="P38"/>
      <text:p text:style-name="P10"/>
      <text:p text:style-name="P18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/>
    <style:font-face style:name="OpenSymbol" svg:font-family="OpenSymbol, 'Arial Unicode MS'"/>
    <style:font-face style:name="Tahoma" svg:font-family="Tahoma"/>
    <style:font-face style:name="Times New Roman" svg:font-family="'Times New Roman'" style:font-family-generic="roman"/>
    <style:font-face style:name="Arial" svg:font-family="Arial" style:font-family-generic="swiss"/>
    <style:font-face style:name="Tahoma2" svg:font-family="Tahoma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swiss" style:font-pitch="fixed"/>
    <style:font-face style:name="MS Mincho1" svg:font-family="'MS Mincho'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imes New Roman" style:font-size-asian="12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en" fo:country="US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1" fo:font-size="14pt" style:font-name-asian="MS Mincho1" style:font-name-complex="Arial1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name-complex="Tahoma2" style:font-style-complex="italic"/>
    </style:style>
    <style:style style:name="Index_20__28_user_29_" style:display-name="Index (user)" style:family="paragraph" style:parent-style-name="Standard">
      <style:text-properties style:font-name-complex="Tahoma2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1" fo:font-size="14pt" style:font-name-asian="MS Mincho1" style:font-name-complex="Arial1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Definition_20_Term" style:display-name="Definition Term" style:family="paragraph" style:parent-style-name="Standard" style:next-style-name="Definition_20_List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>
      <style:paragraph-properties fo:keep-with-next="always"/>
      <style:text-properties fo:font-size="24pt" fo:font-weight="bold" style:font-size-complex="24pt" style:font-weight-complex="bold"/>
    </style:style>
    <style:style style:name="H2" style:family="paragraph" style:parent-style-name="Standard" style:next-style-name="Standard" style:default-outline-level="3">
      <style:paragraph-properties fo:keep-with-next="always"/>
      <style:text-properties fo:font-size="18pt" fo:font-weight="bold" style:font-size-complex="18pt" style:font-weight-complex="bold"/>
    </style:style>
    <style:style style:name="H3" style:family="paragraph" style:parent-style-name="Standard" style:next-style-name="Standard" style:default-outline-level="4">
      <style:paragraph-properties fo:keep-with-next="always"/>
      <style:text-properties fo:font-size="14pt" fo:font-weight="bold" style:font-size-complex="14pt" style:font-weight-complex="bold"/>
    </style:style>
    <style:style style:name="H4" style:family="paragraph" style:parent-style-name="Standard" style:next-style-name="Standard" style:default-outline-level="5">
      <style:paragraph-properties fo:keep-with-next="always"/>
      <style:text-properties fo:font-weight="bold" style:font-weight-complex="bold"/>
    </style:style>
    <style:style style:name="H5" style:family="paragraph" style:parent-style-name="Standard" style:next-style-name="Standard" style:default-outline-level="6">
      <style:paragraph-properties fo:keep-with-next="always"/>
      <style:text-properties fo:font-size="10pt" fo:font-weight="bold" style:font-size-complex="10pt" style:font-weight-complex="bold"/>
    </style:style>
    <style:style style:name="H6" style:family="paragraph" style:parent-style-name="Standard" style:next-style-name="Standard" style:default-outline-level="7">
      <style:paragraph-properties fo:keep-with-next="always"/>
      <style:text-properties fo:font-size="8pt" fo:font-weight="bold" style:font-size-complex="8pt" style:font-weight-complex="bold"/>
    </style:style>
    <style:style style:name="Adresse" style:family="paragraph" style:parent-style-name="Standard" style:next-style-name="Standard">
      <style:text-properties fo:font-style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style:font-name-asian="Courier New" style:font-name-complex="Courier New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fo:hyphenation-ladder-count="no-limit" style:border-line-width-top="0.002cm 0.035cm 0.002cm" fo:padding="0cm" fo:border-left="none" fo:border-right="none" fo:border-top="0.039cm double #000000" fo:border-bottom="none"/>
      <style:text-properties style:use-window-font-color="true" style:font-name="Arial" fo:font-size="8pt" fo:language="fr" fo:country="FR" style:font-name-asian="Arial" style:language-asian="zxx" style:country-asian="none" style:font-name-complex="Arial" style:font-size-complex="8pt" text:display="none" fo:hyphenate="false" fo:hyphenation-remain-char-count="2" fo:hyphenation-push-char-count="2"/>
    </style:style>
    <style:style style:name="z-Top_20_of_20_Form" style:display-name="z-Top of Form" style:family="paragraph" style:next-style-name="Standard">
      <style:paragraph-properties fo:text-align="center" style:justify-single-word="false" fo:hyphenation-ladder-count="no-limit" style:border-line-width-bottom="0.002cm 0.035cm 0.002cm" fo:padding="0cm" fo:border-left="none" fo:border-right="none" fo:border-top="none" fo:border-bottom="0.039cm double #000000"/>
      <style:text-properties style:use-window-font-color="true" style:font-name="Arial" fo:font-size="8pt" fo:language="fr" fo:country="FR" style:font-name-asian="Arial" style:language-asian="zxx" style:country-asian="none" style:font-name-complex="Arial" style:font-size-complex="8pt" text:display="non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size="18pt" fo:font-weight="bold" style:font-name-asian="Arial Unicode MS" style:font-size-asian="18pt" style:font-weight-asian="bold" style:font-name-complex="Tahoma1" style:font-size-complex="18pt" style:font-weight-complex="bold"/>
    </style:style>
    <style:style style:name="RTF_5f_Num_20_2_20_1" style:display-name="RTF_Num 2 1" style:family="text">
      <style:text-properties style:font-name="Times New Roman" fo:font-size="12pt" fo:language="en" fo:country="US" style:language-asian="en" style:country-asian="US" style:font-name-complex="Times New Roman" style:font-size-complex="12pt"/>
    </style:style>
    <style:style style:name="Bullet_20_Symbols_20__28_user_29_" style:display-name="Bullet Symbols (user)" style:family="text">
      <style:text-properties style:font-name="OpenSymbol" fo:font-size="12pt" fo:language="en" fo:country="US" style:font-name-asian="OpenSymbol" style:language-asian="en" style:country-asian="US" style:font-name-complex="OpenSymbol" style:font-size-complex="12pt"/>
    </style:style>
    <style:style style:name="Numbering_20_Symbols_20__28_user_29_" style:display-name="Numbering Symbols (user)" style:family="text">
      <style:text-properties fo:font-size="12pt" fo:language="en" fo:country="US" style:language-asian="en" style:country-asian="US" style:font-size-complex="12pt"/>
    </style:style>
    <style:style style:name="Internet_20_link_20__28_user_29_" style:display-name="Internet link (user)" style:family="text"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Internet_20_link" style:display-name="WW-Internet link" style:family="text">
      <style:text-properties fo:color="#000080" style:font-name="Times New Roman" fo:font-size="12pt" fo:language="zxx" fo:country="none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RTF_5f_Num_20_3_20_1" style:display-name="RTF_Num 3 1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RTF_5f_Num_20_3_20_2" style:display-name="RTF_Num 3 2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RTF_5f_Num_20_3_20_3" style:display-name="RTF_Num 3 3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RTF_5f_Num_20_3_20_4" style:display-name="RTF_Num 3 4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RTF_5f_Num_20_3_20_5" style:display-name="RTF_Num 3 5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RTF_5f_Num_20_3_20_6" style:display-name="RTF_Num 3 6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RTF_5f_Num_20_3_20_7" style:display-name="RTF_Num 3 7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RTF_5f_Num_20_3_20_8" style:display-name="RTF_Num 3 8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/>
    </style:style>
    <style:style style:name="Definition_20__28_user_29_" style:display-name="Definition (user)" style:family="text">
      <style:text-properties style:use-window-font-color="true" style:font-name="Times New Roman" fo:font-size="12pt" fo:language="fr" fo:country="FR" fo:font-style="italic" style:font-name-asian="Times New Roman" style:language-asian="zxx" style:country-asian="none" style:font-name-complex="Times New Roman" style:font-size-complex="12pt" style:font-style-complex="italic"/>
    </style:style>
    <style:style style:name="CITE" style:family="text">
      <style:text-properties style:use-window-font-color="true" style:font-name="Times New Roman" fo:font-size="12pt" fo:language="fr" fo:country="FR" fo:font-style="italic" style:font-name-asian="Times New Roman" style:language-asian="zxx" style:country-asian="none" style:font-name-complex="Times New Roman" style:font-size-complex="12pt" style:font-style-complex="italic"/>
    </style:style>
    <style:style style:name="CODE" style:family="text">
      <style:text-properties style:use-window-font-color="true" style:font-name="Courier New" fo:font-size="10pt" fo:language="fr" fo:country="FR" style:font-name-asian="Courier New" style:language-asian="zxx" style:country-asian="none" style:font-name-complex="Courier New" style:font-size-complex="10pt"/>
    </style:style>
    <style:style style:name="Emphasis" style:family="text">
      <style:text-properties style:use-window-font-color="true" style:font-name="Times New Roman" fo:font-size="12pt" fo:language="fr" fo:country="FR" fo:font-style="italic" style:font-name-asian="Times New Roman" style:language-asian="zxx" style:country-asian="none" style:font-name-complex="Times New Roman" style:font-size-complex="12pt" style:font-style-complex="italic"/>
    </style:style>
    <style:style style:name="FollowedHyperlink" style:family="text">
      <style:text-properties fo:color="#800080" style:font-name="Times New Roman" fo:font-size="12pt" fo:language="fr" fo:country="FR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Keyboard" style:family="text">
      <style:text-properties style:use-window-font-color="true" style:font-name="Courier New" fo:font-size="10pt" fo:language="fr" fo:country="FR" fo:font-weight="bold" style:font-name-asian="Courier New" style:language-asian="zxx" style:country-asian="none" style:font-name-complex="Courier New" style:font-size-complex="10pt" style:font-weight-complex="bold"/>
    </style:style>
    <style:style style:name="Example_20__28_user_29_" style:display-name="Example (user)" style:family="text">
      <style:text-properties style:use-window-font-color="true" style:font-name="Courier New1" fo:font-size="12pt" fo:language="fr" fo:country="FR" style:font-name-asian="Courier New1" style:language-asian="zxx" style:country-asian="none" style:font-name-complex="Courier New1" style:font-size-complex="12pt"/>
    </style:style>
    <style:style style:name="Fort" style:family="text">
      <style:text-properties style:use-window-font-color="true" style:font-name="Times New Roman" fo:font-size="12pt" fo:language="fr" fo:country="FR" fo:font-weight="bold" style:font-name-asian="Times New Roman" style:language-asian="zxx" style:country-asian="none" style:font-name-complex="Times New Roman" style:font-size-complex="12pt" style:font-weight-complex="bold"/>
    </style:style>
    <style:style style:name="Machine_20_à_20_écrire" style:display-name="Machine à écrire" style:family="text">
      <style:text-properties style:use-window-font-color="true" style:font-name="Courier New" fo:font-size="10pt" fo:language="fr" fo:country="FR" style:font-name-asian="Courier New" style:language-asian="zxx" style:country-asian="none" style:font-name-complex="Courier New" style:font-size-complex="10pt"/>
    </style:style>
    <style:style style:name="Variable" style:family="text">
      <style:text-properties style:use-window-font-color="true" style:font-name="Times New Roman" fo:font-size="12pt" fo:language="fr" fo:country="FR" fo:font-style="italic" style:font-name-asian="Times New Roman" style:language-asian="zxx" style:country-asian="none" style:font-name-complex="Times New Roman" style:font-size-complex="12pt" style:font-style-complex="italic"/>
    </style:style>
    <style:style style:name="HTML_20_Markup" style:display-name="HTML Markup" style:family="text">
      <style:text-properties fo:color="#ff0000" style:font-name="Times New Roman" fo:font-size="12pt" fo:language="fr" fo:country="FR" style:font-name-asian="Times New Roman" style:language-asian="zxx" style:country-asian="none" style:font-name-complex="Times New Roman" style:font-size-complex="12pt" text:display="none"/>
    </style:style>
    <style:style style:name="Commentaire" style:family="text">
      <style:text-properties style:use-window-font-color="true" style:font-name="Times New Roman" fo:font-size="12pt" fo:language="fr" fo:country="FR" style:font-name-asian="Times New Roman" style:language-asian="zxx" style:country-asian="none" style:font-name-complex="Times New Roman" style:font-size-complex="12pt" text:display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1-22T11:36:51.49</dc:date>
    <meta:generator>OpenOffice.org/3.0$Win32 OpenOffice.org_project/300m9$Build-9358</meta:generator>
    <meta:editing-duration>PT03H54M38S</meta:editing-duration>
    <meta:editing-cycles>1</meta:editing-cycles>
    <meta:document-statistic meta:table-count="0" meta:image-count="0" meta:object-count="0" meta:page-count="6" meta:paragraph-count="183" meta:word-count="1167" meta:character-count="7448"/>
    <meta:user-defined meta:name="Info 1"/>
    <meta:user-defined meta:name="Info 2"/>
    <meta:user-defined meta:name="Info 3"/>
    <meta:user-defined meta:name="Info 4"/>
  </office:meta>
</office:document-meta>
</file>